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B60000002A3E967A44B8A83076.png" manifest:media-type="image/png"/>
  <manifest:file-entry manifest:full-path="Pictures/10000000000002BF00000032ECB30C526F3359EE.png" manifest:media-type="image/png"/>
  <manifest:file-entry manifest:full-path="Pictures/10000000000002B70000002CF92996875158BE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1.438cm"/>
    </style:style>
    <style:style style:name="Tableau2.B" style:family="table-column">
      <style:table-column-properties style:column-width="8.502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2.86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3.23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1.438cm"/>
    </style:style>
    <style:style style:name="Tableau3.B" style:family="table-column">
      <style:table-column-properties style:column-width="9.252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fo:font-weight="bold" style:font-size-asian="12pt" style:font-weight-asian="bold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break-before="page"/>
    </style:style>
    <style:style style:name="P17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style:font-name-complex="Arial2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HTML_20_Preformatted">
      <loext:graphic-properties draw:fill="solid" draw:fill-color="#ffffff"/>
      <style:paragraph-properties fo:background-color="#ffffff"/>
    </style:style>
    <style:style style:name="P21" style:family="paragraph" style:parent-style-name="HTML_20_Preformatted">
      <loext:graphic-properties draw:fill="solid" draw:fill-color="#ffffff"/>
      <style:paragraph-properties fo:background-color="#ffffff"/>
      <style:text-properties style:font-name="Arial1" fo:font-size="14pt" style:font-size-asian="14pt" style:font-name-complex="Arial2" style:font-size-complex="14pt"/>
    </style:style>
    <style:style style:name="P22" style:family="paragraph" style:parent-style-name="No_20_Spacing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23" style:family="paragraph" style:parent-style-name="No_20_Spacing">
      <style:paragraph-properties fo:text-align="justify" style:justify-single-word="false"/>
      <style:text-properties style:font-name="Arial1" fo:font-weight="bold" style:font-weight-asian="bold" style:font-name-complex="Arial2"/>
    </style:style>
    <style:style style:name="P24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25" style:family="paragraph" style:parent-style-name="No_20_Spacing">
      <style:paragraph-properties fo:text-align="justify" style:justify-single-word="false"/>
    </style:style>
    <style:style style:name="P26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27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28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style:font-size-asian="12pt" style:font-name-complex="Arial2" style:font-size-complex="12pt"/>
    </style:style>
    <style:style style:name="P29" style:family="paragraph" style:parent-style-name="Standard">
      <style:paragraph-properties fo:margin-left="0.635cm" fo:margin-right="0cm" fo:text-indent="0cm" style:auto-text-indent="false"/>
    </style:style>
    <style:style style:name="P30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31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32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33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34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35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36" style:family="paragraph" style:parent-style-name="List_20_Paragraph">
      <style:paragraph-properties fo:margin-left="1.905cm" fo:margin-right="0cm" fo:text-indent="0cm" style:auto-text-indent="false"/>
      <style:text-properties style:font-name="Courier New" fo:font-size="10pt" fo:language="en" fo:country="US" style:font-size-asian="10pt" style:font-name-complex="Courier New2" style:font-size-complex="10pt"/>
    </style:style>
    <style:style style:name="P37" style:family="paragraph" style:parent-style-name="Normal_20__28_Web_29_">
      <style:paragraph-properties style:line-height-at-least="0.55cm" fo:text-align="justify" style:justify-single-word="false"/>
      <style:text-properties fo:color="#000000" fo:font-size="13.5pt" style:font-size-asian="13.5pt" style:font-size-complex="13.5pt"/>
    </style:style>
    <style:style style:name="P38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 style:font-size-complex="14pt"/>
    </style:style>
    <style:style style:name="P4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Standard">
      <style:text-properties fo:font-size="14pt" style:font-size-asian="14pt" style:font-size-complex="14pt"/>
    </style:style>
    <style:style style:name="P42" style:family="paragraph" style:parent-style-name="Standard">
      <style:text-properties fo:color="#ff0000" style:font-name="Arial1" fo:font-size="14pt" officeooo:rsid="001118bd" officeooo:paragraph-rsid="001118bd" style:font-size-asian="14pt" style:font-name-complex="Arial2" style:font-size-complex="14pt"/>
    </style:style>
    <style:style style:name="P43" style:family="paragraph" style:parent-style-name="Standard">
      <style:text-properties fo:color="#ff0000" officeooo:rsid="001118bd" officeooo:paragraph-rsid="001118b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P4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P4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fo:language="en" fo:country="US" style:font-name-complex="Arial2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5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52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1" fo:font-size="14pt" style:font-size-asian="14pt" style:font-name-complex="Arial2" style:font-size-complex="14pt"/>
    </style:style>
    <style:style style:name="P53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officeooo:rsid="0012ca07" officeooo:paragraph-rsid="0012ca07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style:font-size-asian="12pt" style:font-name-complex="Arial2" style:font-size-complex="12pt" style:font-weight-complex="bold"/>
    </style:style>
    <style:style style:name="T7" style:family="text">
      <style:text-properties style:font-name="Arial1" fo:font-weight="bold" style:font-weight-asian="bold" style:font-name-complex="Arial2"/>
    </style:style>
    <style:style style:name="T8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9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14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5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16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18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9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1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22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80" fo:font-size="14pt" style:font-size-asian="14pt" style:font-size-complex="14pt"/>
    </style:style>
    <style:style style:name="T24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5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27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28" style:family="text">
      <style:text-properties fo:color="#ff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9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0" style:family="text">
      <style:text-properties style:text-position="super 58%" style:font-name="Arial1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457cm" draw:visible-area-height="2.19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7cm" draw:visible-area-height="2.2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81cm" svg:height="2.302cm" draw:z-index="1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44">TP Codage des fichiers texte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6"/>
          </table:table-cell>
        </table:table-row>
      </table:table>
      <text:p text:style-name="P7"/>
      <text:p text:style-name="P3"><text:span text:style-name="T4">Exercice 1</text:span><text:span text:style-name="T6"> : A l’aide de l’éditeur Edupython, donner le résultat des exemples suivants en le justifiant.</text:span>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/>
          </table:table-cell>
          <table:table-cell table:style-name="Tableau2.A1" office:value-type="string">
            <text:p text:style-name="P27">Instructions</text:p>
          </table:table-cell>
          <table:table-cell table:style-name="Tableau2.A1" office:value-type="string">
            <text:p text:style-name="P27">Résultat affiché sur la console</text:p>
          </table:table-cell>
        </table:table-row>
        <table:table-row table:style-name="Tableau2.2">
          <table:table-cell table:style-name="Tableau2.A2" office:value-type="string">
            <text:p text:style-name="P52">Affichage</text:p>
          </table:table-cell>
          <table:table-cell table:style-name="Tableau2.A1" office:value-type="string">
            <text:p text:style-name="P45">car='a'</text:p>
            <text:p text:style-name="P45">print(car)</text:p>
          </table:table-cell>
          <table:table-cell table:style-name="Tableau2.A1" office:value-type="string">
            <text:p text:style-name="P42">a</text:p>
          </table:table-cell>
        </table:table-row>
        <table:table-row table:style-name="Tableau2.3">
          <table:table-cell table:style-name="Tableau2.A2" office:value-type="string">
            <text:p text:style-name="P52">ord</text:p>
          </table:table-cell>
          <table:table-cell table:style-name="Tableau2.A1" office:value-type="string">
            <text:p text:style-name="P5"><text:span text:style-name="T8">car = </text:span><text:span text:style-name="T13">'b'<text:line-break/></text:span><text:span text:style-name="T17">print</text:span><text:span text:style-name="T8">(</text:span><text:span text:style-name="T17">ord</text:span><text:span text:style-name="T8">(car))</text:span></text:p>
            <text:p text:style-name="P5"><text:span text:style-name="T17">print</text:span><text:span text:style-name="T8">(</text:span><text:span text:style-name="T17">ord</text:span><text:span text:style-name="T8">(car)+2)</text:span></text:p>
          </table:table-cell>
          <table:table-cell table:style-name="Tableau2.A1" office:value-type="string">
            <text:p text:style-name="P43">98</text:p>
            <text:p text:style-name="P43">100</text:p>
          </table:table-cell>
        </table:table-row>
        <table:table-row table:style-name="Tableau2.4">
          <table:table-cell table:style-name="Tableau2.A2" office:value-type="string">
            <text:p text:style-name="P52">chr</text:p>
          </table:table-cell>
          <table:table-cell table:style-name="Tableau2.A1" office:value-type="string">
            <text:p text:style-name="P5"><text:span text:style-name="T9">valeur=</text:span><text:span text:style-name="T24">66<text:line-break/></text:span><text:span text:style-name="T18">print</text:span><text:span text:style-name="T9">(</text:span><text:span text:style-name="T18">chr</text:span><text:span text:style-name="T9">(valeur))</text:span></text:p>
          </table:table-cell>
          <table:table-cell table:style-name="Tableau2.A1" office:value-type="string">
            <text:p text:style-name="P43">B</text:p>
          </table:table-cell>
        </table:table-row>
        <table:table-row table:style-name="Tableau2.5">
          <table:table-cell table:style-name="Tableau2.A2" office:value-type="string">
            <text:p text:style-name="P52">ord et chr</text:p>
          </table:table-cell>
          <table:table-cell table:style-name="Tableau2.A1" office:value-type="string">
            <text:p text:style-name="P46">car = 'a'</text:p>
            <text:p text:style-name="P46">valeur=ord(car)+2</text:p>
            <text:p text:style-name="P46">print(valeur)</text:p>
            <text:p text:style-name="P46">print(chr(valeur))</text:p>
          </table:table-cell>
          <table:table-cell table:style-name="Tableau2.A1" office:value-type="string">
            <text:p text:style-name="P42">99</text:p>
            <text:p text:style-name="P42">c</text:p>
          </table:table-cell>
        </table:table-row>
        <table:table-row table:style-name="Tableau2.5">
          <table:table-cell table:style-name="Tableau2.A2" office:value-type="string">
            <text:p text:style-name="P52">Chr Unicode</text:p>
          </table:table-cell>
          <table:table-cell table:style-name="Tableau2.A1" office:value-type="string">
            <text:p text:style-name="P46">valeur=346</text:p>
            <text:p text:style-name="P46">print(chr(valeur))</text:p>
            <text:p text:style-name="P46">valeur=0x1f3</text:p>
            <text:p text:style-name="P46">print(chr(valeur))</text:p>
          </table:table-cell>
          <table:table-cell table:style-name="Tableau2.A1" office:value-type="string">
            <text:p text:style-name="P42">S</text:p>
            <text:p text:style-name="P42">Dz</text:p>
          </table:table-cell>
        </table:table-row>
      </table:table>
      <text:p text:style-name="P8"/>
      <text:p text:style-name="P8">Python manipule des points de Code de l’UNICODE.</text:p>
      <text:p text:style-name="P8"/>
      <text:p text:style-name="P8">Un code ASCII est compris seulement entre 0 et 255. Donc 346 est un Point de code et le caractère obtenu Ś est conforme à la table Unicode.</text:p>
      <text:p text:style-name="P8"/>
      <text:p text:style-name="P8">ord() permet d’obtenir le code (Point de code; valeur numérique) d’un caractère/symbole </text:p>
      <text:p text:style-name="P8">chr() permet d’obtenir le caractère/symbole correspondant à un code (Point de code) <text:s/>(valeur numérique)</text:p>
      <text:p text:style-name="P8"/>
      <text:p text:style-name="P15"/>
      <text:p text:style-name="P7">Exercice 2 : Programme permettant de convertir un texte en minuscules</text:p>
      <text:p text:style-name="P8"/>
      <text:p text:style-name="P8">Nous allons réaliser un programme permettant de convertir automatiquement une saisie quelconque en caractères minuscules sans utiliser la méthode lower() ?</text:p>
      <text:p text:style-name="P8"/>
      <text:list xml:id="list1690455453" text:style-name="WWNum2">
        <text:list-item>
          <text:p text:style-name="P34">Avec le Bloc-notes, créez un fichier texte en inscrivant votre nom et votre prénom tout en minuscule (toujours sans accents) puis tout en majuscule.</text:p>
        </text:list-item>
        <text:list-item>
          <text:p text:style-name="P33"><text:span text:style-name="T5">Editez ce fichier avec </text:span><text:a xlink:type="simple" xlink:href="https://hexed.it/" text:style-name="ListLabel_20_9" text:visited-style-name="ListLabel_20_9"><text:span text:style-name="Internet_20_link"><text:span text:style-name="T5">hexed</text:span></text:span></text:a></text:p>
        </text:list-item>
        <text:list-item>
          <text:p text:style-name="P34">Quelles sont les différences entre les valeurs des codes des caractères saisis en majuscule de ceux saisis en minuscule ?</text:p>
        </text:list-item>
        <text:list-item>
          <text:p text:style-name="P34">Précisez l’opération mathématique qui permet de convertir le code d’une lettre majuscule en code de la même lettre en minuscule.</text:p>
        </text:list-item>
      </text:list>
      <text:p text:style-name="P8"/>
      <text:p text:style-name="P53">mibuscule→majuscule</text:p>
      <text:p text:style-name="P53">-20 ou -2 si il y a une lettre </text:p>
      <text:p text:style-name="P28"/>
      <text:p text:style-name="P28"/>
      <text:p text:style-name="P8"/>
      <text:p text:style-name="P3"><text:span text:style-name="T5">2.1 Compléter le programme python ci-dessous : </text:span><text:span text:style-name="T4">(exemple_1.py)</text:span></text:p>
      <text:p text:style-name="P8"/>
      <text:p text:style-name="P17"/>
      <text:p text:style-name="P19"><text:span text:style-name="T10">new_message =</text:span><text:span text:style-name="T14">"" <text:s text:c="4"/></text:span><text:span text:style-name="T26"># initialise new_message avec un message vide<text:line-break/></text:span><text:span text:style-name="T10">message = </text:span><text:span text:style-name="T19">input</text:span><text:span text:style-name="T10">(</text:span><text:span text:style-name="T14">"Veuillez saisir un texte en MAJUSCULE et terminer par ENTER"</text:span><text:span text:style-name="T10">)<text:line-break/></text:span><text:span text:style-name="T19">print</text:span><text:span text:style-name="T10">(</text:span><text:span text:style-name="T14">"Vous avez saisi "</text:span><text:span text:style-name="T10">,message) <text:s/></text:span><text:span text:style-name="T26"># Affiche le message saisi<text:line-break/><text:line-break/></text:span><text:span text:style-name="T20">for </text:span><text:span text:style-name="T10">n </text:span><text:span text:style-name="T20">in </text:span><text:span text:style-name="T10">message: <text:s text:c="14"/></text:span><text:span text:style-name="T26"># pour chaque caractère n dumessage saisi (de la chaine message)<text:line-break/> <text:s text:c="3"/></text:span><text:span text:style-name="T10">code_initial = </text:span><text:span text:style-name="T19">ord</text:span><text:span text:style-name="T10">(n) <text:s text:c="6"/></text:span><text:span text:style-name="T26"># la variable code_initial prend le code (Unicode)<text:line-break/> <text:s text:c="29"/># du caractère courant (n)<text:line-break/> <text:s text:c="3"/></text:span><text:span text:style-name="T10">code_minuscule = code_initial + </text:span><text:span text:style-name="T28">??</text:span><text:bookmark text:name="_GoBack"/><text:span text:style-name="T25"> <text:s text:c="4"/></text:span><text:span text:style-name="T26"># calcul le codecorrespondant au caractère minuscule<text:line-break/><text:line-break/> <text:s text:c="3"/></text:span><text:span text:style-name="T10">car_minuscule = </text:span><text:span text:style-name="T19">chr</text:span><text:span text:style-name="T10">(code_minuscule) </text:span><text:span text:style-name="T26"># car_minuscule prend le caractère/symbole correspondant<text:line-break/> <text:s text:c="39"/>#à la variable code_minuscule<text:line-break/> <text:s text:c="3"/></text:span><text:span text:style-name="T19">print</text:span><text:span text:style-name="T10">(car_minuscule) <text:s text:c="5"/></text:span><text:span text:style-name="T26"># Affiche le caractère obtenu<text:line-break/> <text:s text:c="3"/></text:span><text:span text:style-name="T10">new_message = new_message + car_minuscule <text:s/></text:span><text:span text:style-name="T26"># ajoute le caractère obtenu à new_message<text:line-break/><text:line-break/></text:span><text:span text:style-name="T19">print </text:span><text:span text:style-name="T10">(new_message) <text:s text:c="3"/></text:span><text:span text:style-name="T26"># Affiche le nouveau message</text:span></text:p>
      <text:p text:style-name="P18"/>
      <text:list xml:id="list4195753795" text:style-name="WWNum3">
        <text:list-item>
          <text:list>
            <text:list-item>
              <text:p text:style-name="P35">Améliorer votre programme afin de convertir les lettes en minuscules que si cela est nécessaire</text:p>
            </text:list-item>
          </text:list>
        </text:list-item>
      </text:list>
      <text:p text:style-name="P8"/>
      <text:p text:style-name="P8"/>
      <text:p text:style-name="P22"/>
      <text:p text:style-name="P25"><text:span text:style-name="T5">2.3 Améliorer de nouveau votre programme en tenant compte des</text:span><text:span text:style-name="T3"> chiffres ou d'autres symboles tels que : @, ! ,'.', …, etc. <text:s/>? </text:span></text:p>
      <text:p text:style-name="P8"/>
      <text:p text:style-name="P8"/>
      <text:p text:style-name="P11"/>
      <text:p text:style-name="P15"/>
      <text:p text:style-name="P3"><text:span text:style-name="T4">Exercice 3</text:span><text:span text:style-name="T6"> : A l’aide de l’éditeur Edupython, tester les programmes suivants :</text:span>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7"/>
          </table:table-cell>
          <table:table-cell table:style-name="Tableau3.B1" office:value-type="string">
            <text:p text:style-name="P39">Instructions</text:p>
          </table:table-cell>
          <table:table-cell table:style-name="Tableau3.B1" office:value-type="string">
            <text:p text:style-name="P39">Résultat affiché sur la console ou commentaires</text:p>
          </table:table-cell>
        </table:table-row>
        <table:table-row table:style-name="Tableau3.2">
          <table:table-cell table:style-name="Tableau3.A2" office:value-type="string">
            <text:p text:style-name="P52">Ecriture dans un fichier texte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w"</text:span><text:span text:style-name="T12">)<text:line-break/>fichier.write(</text:span><text:span text:style-name="T16">"bonjour\n"</text:span><text:span text:style-name="T12">)<text:line-break/>fichier.write(</text:span><text:span text:style-name="T16">"salut"</text:span><text:span text:style-name="T12">)<text:line-break/>fichier.close()</text:span></text:p>
            <text:p text:style-name="P21"/>
          </table:table-cell>
          <table:table-cell table:style-name="Tableau3.A1" office:value-type="string">
            <text:p text:style-name="Standard"><draw:frame draw:style-name="fr3" draw:name="2" text:anchor-type="as-char" svg:width="6.456cm" svg:height="2.196cm" draw:z-index="11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Standard"/>
            <text:p text:style-name="Standard">W : crée le fichier, si il existe, le fichier est écrasé</text:p>
          </table:table-cell>
        </table:table-row>
        <table:table-row table:style-name="Tableau3.3">
          <table:table-cell table:style-name="Tableau3.A3" office:value-type="string">
            <text:p text:style-name="P52">Ajouter du texte dans un fichier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a"</text:span><text:span text:style-name="T12">)<text:line-break/>fichier.write(</text:span><text:span text:style-name="T16">"hasta luego"</text:span><text:span text:style-name="T12">)<text:line-break/>fichier.close()</text:span></text:p>
            <text:p text:style-name="P27"/>
          </table:table-cell>
          <table:table-cell table:style-name="Tableau3.A1" office:value-type="string">
            <text:p text:style-name="Standard"><draw:frame draw:style-name="fr4" draw:name="3" text:anchor-type="as-char" svg:width="6.376cm" svg:height="2.223cm" draw:z-index="12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27"/>
            <text:p text:style-name="P27">a : ajoute des données en fin de fichier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52">Lecture d’un fichier texte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r"</text:span><text:span text:style-name="T12">)<text:line-break/>chaine=fichier.read()<text:line-break/></text:span><text:span text:style-name="T23">print</text:span><text:span text:style-name="T12">(chaine)<text:line-break/>fichier.close()</text:span></text:p>
            <text:p text:style-name="P27"/>
          </table:table-cell>
          <table:table-cell table:style-name="Tableau3.A1" office:value-type="string">
            <text:p text:style-name="P27">bonjour</text:p>
            <text:p text:style-name="P27">saluthasta luego</text:p>
          </table:table-cell>
        </table:table-row>
      </table:table>
      <text:p text:style-name="P12"/>
      <text:p text:style-name="P14"/>
      <text:p text:style-name="P16"><text:span text:style-name="T4">Exercice 4</text:span><text:span text:style-name="T6"> : Création de fichiers texte en précisant l’encodage</text:span></text:p>
      <text:p text:style-name="P23"/>
      <text:p text:style-name="P25"><text:span text:style-name="T7">Ouvrez et exécutez </text:span><text:span text:style-name="T3">dans votre éditeur Python le fichier exemple_encodage.py. </text:span><text:span text:style-name="T7">Visualisez</text:span><text:span text:style-name="T3"> avec le Bloc-notes la cohérence du rendu des trois fichiers texte générés.</text:span></text:p>
      <text:p text:style-name="P24"/>
      <text:p text:style-name="P25"><text:span text:style-name="T7">Editez</text:span><text:span text:style-name="T3"> avec le logiciel </text:span><text:a xlink:type="simple" xlink:href="https://hexed.it/" text:style-name="ListLabel_20_9" text:visited-style-name="ListLabel_20_9"><text:span text:style-name="Internet_20_link"><text:span text:style-name="T5">hexed</text:span></text:span></text:a><text:span text:style-name="T3"> chacun de ces fichiers texte et </text:span><text:span text:style-name="T7">observez</text:span><text:span text:style-name="T3"> la cohérence entre le contenu et le codage spécifié dans le programme Python</text:span></text:p>
      <text:p text:style-name="P24"/>
      <text:p text:style-name="P26"/>
      <text:p text:style-name="P19"><text:span text:style-name="T11">message=</text:span><text:span text:style-name="T15">"Spécialité NSI 2019-2020"<text:line-break/><text:line-break/></text:span><text:span text:style-name="T27">#Ouverture/création du fichier1 en encodage Latin 1<text:line-break/></text:span><text:span text:style-name="T11">fichier1=</text:span><text:span text:style-name="T21">open</text:span><text:span text:style-name="T11">(</text:span><text:span text:style-name="T15">"Exemple_encodage_Latin1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latin-1"</text:span><text:span text:style-name="T11">)<text:line-break/><text:line-break/></text:span><text:span text:style-name="T27">#Ouverture/création du fichier2 en encodage UTF-8<text:line-break/></text:span><text:span text:style-name="T11">fichier2=</text:span><text:span text:style-name="T21">open</text:span><text:span text:style-name="T11">(</text:span><text:span text:style-name="T15">"Exemple_encodage_UTF-8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"</text:span><text:span text:style-name="T11">)<text:line-break/><text:line-break/></text:span><text:span text:style-name="T27">#Ouverture/création du fichier1 en encodage UTF-8 avec signature (BOM)<text:line-break/></text:span><text:span text:style-name="T11">fichier3=</text:span><text:span text:style-name="T21">open</text:span><text:span text:style-name="T11">(</text:span><text:span text:style-name="T15">"Exemple_encodage_UTF-8_BOM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-sig"</text:span><text:span text:style-name="T11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24"/>
      <text:p text:style-name="P24">Remarque :</text:p>
      <text:p text:style-name="P24"/>
      <text:p text:style-name="P29"><text:span text:style-name="T3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30">ère</text:span><text:span text:style-name="T3"> <text:s/>ou la seconde ligne) : </text:span></text:p>
      <text:p text:style-name="P36"># -*- coding:Utf-8 -*-</text:p>
      <text:p text:style-name="P36"># -*- coding:Latin-1 -*-</text:p>
      <text:p text:style-name="P49">latin-1</text:p>
      <text:p text:style-name="P3"><draw:frame draw:style-name="fr1" draw:name="Image 9" text:anchor-type="as-char" svg:width="18.362cm" svg:height="1.111cm" draw:z-index="1"><draw:image xlink:href="Pictures/10000000000002B60000002A3E967A44B8A83076.png" xlink:type="simple" xlink:show="embed" xlink:actuate="onLoad" loext:mime-type="image/png"/></draw:frame></text:p>
      <text:p text:style-name="P50">utf-8</text:p>
      <text:p text:style-name="P3"><draw:frame draw:style-name="fr1" draw:name="Image 10" text:anchor-type="as-char" svg:width="18.595cm" svg:height="1.326cm" draw:z-index="2"><draw:image xlink:href="Pictures/10000000000002BF00000032ECB30C526F3359EE.png" xlink:type="simple" xlink:show="embed" xlink:actuate="onLoad" loext:mime-type="image/png"/></draw:frame></text:p>
      <text:p text:style-name="P50">utf-8-sig</text:p>
      <text:p text:style-name="P3"><draw:frame draw:style-name="fr1" draw:name="Image 11" text:anchor-type="as-char" svg:width="18.387cm" svg:height="1.157cm" draw:z-index="3"><draw:image xlink:href="Pictures/10000000000002B70000002CF92996875158BE5F.png" xlink:type="simple" xlink:show="embed" xlink:actuate="onLoad" loext:mime-type="image/png"/></draw:frame></text:p>
      <text:p text:style-name="P13"/>
      <text:p text:style-name="P51">Annexe 1</text:p>
      <text:p text:style-name="P37">Liste des méthodes standard sur les fichiers :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40">Instruction</text:p>
            </table:table-cell>
            <table:table-cell table:style-name="Tableau4.A1" office:value-type="string">
              <text:p text:style-name="P40">Effet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41">f=open(“fichier”) </text:p>
          </table:table-cell>
          <table:table-cell table:style-name="Tableau4.B2" office:value-type="string">
            <text:p text:style-name="P41">ouvre “fichier” en lecture</text:p>
          </table:table-cell>
        </table:table-row>
        <table:table-row table:style-name="Tableau4.1">
          <table:table-cell table:style-name="Tableau4.A3" office:value-type="string">
            <text:p text:style-name="P41">f=open(“fichier”,”w”) </text:p>
          </table:table-cell>
          <table:table-cell table:style-name="Tableau4.B3" office:value-type="string">
            <text:p text:style-name="P41">ouvre “fichier” en écriture</text:p>
          </table:table-cell>
        </table:table-row>
        <table:table-row table:style-name="Tableau4.1">
          <table:table-cell table:style-name="Tableau4.A4" office:value-type="string">
            <text:p text:style-name="P41">f=open(“fichier”,”a”) </text:p>
          </table:table-cell>
          <table:table-cell table:style-name="Tableau4.B4" office:value-type="string">
            <text:p text:style-name="P41">ouvre “fichier” en écriture en rajoutant après les données déjà présentes</text:p>
          </table:table-cell>
        </table:table-row>
        <table:table-row table:style-name="Tableau4.1">
          <table:table-cell table:style-name="Tableau4.A5" office:value-type="string">
            <text:p text:style-name="P41">f.read() </text:p>
          </table:table-cell>
          <table:table-cell table:style-name="Tableau4.B5" office:value-type="string">
            <text:p text:style-name="P41">retourne le contenu du fichier f</text:p>
          </table:table-cell>
        </table:table-row>
        <table:table-row table:style-name="Tableau4.1">
          <table:table-cell table:style-name="Tableau4.A6" office:value-type="string">
            <text:p text:style-name="P41">f.readline() </text:p>
          </table:table-cell>
          <table:table-cell table:style-name="Tableau4.B6" office:value-type="string">
            <text:p text:style-name="P41">lit une ligne</text:p>
          </table:table-cell>
        </table:table-row>
        <table:table-row table:style-name="Tableau4.1">
          <table:table-cell table:style-name="Tableau4.A7" office:value-type="string">
            <text:p text:style-name="P41">f.readlines() </text:p>
          </table:table-cell>
          <table:table-cell table:style-name="Tableau4.B7" office:value-type="string">
            <text:p text:style-name="P41">renvoie la liste des lignes de f</text:p>
          </table:table-cell>
        </table:table-row>
        <table:table-row table:style-name="Tableau4.1">
          <table:table-cell table:style-name="Tableau4.A8" office:value-type="string">
            <text:p text:style-name="P41">f.write(s) </text:p>
          </table:table-cell>
          <table:table-cell table:style-name="Tableau4.B8" office:value-type="string">
            <text:p text:style-name="P41">écrit la chaîne de caractère dans le fichier f</text:p>
          </table:table-cell>
        </table:table-row>
        <table:table-row table:style-name="Tableau4.1">
          <table:table-cell table:style-name="Tableau4.A9" office:value-type="string">
            <text:p text:style-name="P41">f.close() </text:p>
          </table:table-cell>
          <table:table-cell table:style-name="Tableau4.B9" office:value-type="string">
            <text:p text:style-name="P41">ferme le fichier f</text:p>
          </table:table-cell>
        </table:table-row>
      </table:table>
      <text:p text:style-name="P27"/>
      <text:p text:style-name="P1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TP codage ASCII d’après E. BANSIÈRE – P. JO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1576611474tp_codage (2).odt</text:file-name><text:span text:style-name="MT3"><text:s/></text:span><draw:frame draw:style-name="Mfr1" draw:name="Image 3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7</meta:editing-cycles>
    <meta:print-date>2019-11-25T07:46:00</meta:print-date>
    <meta:creation-date>2019-12-17T19:32:00</meta:creation-date>
    <dc:date>2023-03-14T09:11:13.597000000</dc:date>
    <meta:editing-duration>PT24M29S</meta:editing-duration>
    <meta:generator>LibreOffice/6.2.4.2$Windows_X86_64 LibreOffice_project/2412653d852ce75f65fbfa83fb7e7b669a126d64</meta:generator>
    <meta:document-statistic meta:table-count="4" meta:image-count="5" meta:object-count="3" meta:page-count="6" meta:paragraph-count="100" meta:word-count="727" meta:character-count="5302" meta:non-whitespace-character-count="4516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